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666a" officeooo:paragraph-rsid="0016666a"/>
    </style:style>
    <style:style style:name="P2" style:family="paragraph" style:parent-style-name="Standard" style:list-style-name="L1">
      <style:text-properties officeooo:paragraph-rsid="0016666a"/>
    </style:style>
    <style:style style:name="P3" style:family="paragraph" style:parent-style-name="Standard">
      <style:text-properties style:text-line-through-style="solid" style:text-line-through-type="single" officeooo:rsid="0016666a" officeooo:paragraph-rsid="0016666a"/>
    </style:style>
    <style:style style:name="P4" style:family="paragraph" style:parent-style-name="Standard">
      <style:text-properties officeooo:rsid="0016cb4b" officeooo:paragraph-rsid="0016cb4b"/>
    </style:style>
    <style:style style:name="P5" style:family="paragraph" style:parent-style-name="Standard">
      <style:text-properties officeooo:rsid="0018c0f6" officeooo:paragraph-rsid="0018c0f6"/>
    </style:style>
    <style:style style:name="P6" style:family="paragraph" style:parent-style-name="Standard" style:list-style-name="L2">
      <style:text-properties officeooo:rsid="0018c0f6" officeooo:paragraph-rsid="0018c0f6"/>
    </style:style>
    <style:style style:name="P7" style:family="paragraph" style:parent-style-name="Standard" style:list-style-name="L2">
      <style:text-properties officeooo:rsid="0018c0f6" officeooo:paragraph-rsid="0019f00a"/>
    </style:style>
    <style:style style:name="P8" style:family="paragraph" style:parent-style-name="Standard">
      <style:text-properties officeooo:rsid="0018c0f6" officeooo:paragraph-rsid="0019f00a"/>
    </style:style>
    <style:style style:name="P9" style:family="paragraph" style:parent-style-name="Standard">
      <style:paragraph-properties fo:break-before="page"/>
      <style:text-properties fo:font-size="16pt" officeooo:rsid="0018c0f6" officeooo:paragraph-rsid="0018c0f6" style:font-size-asian="16pt" style:font-size-complex="16pt"/>
    </style:style>
    <style:style style:name="P10" style:family="paragraph" style:parent-style-name="Standard">
      <style:text-properties officeooo:rsid="001b2636" officeooo:paragraph-rsid="001b2636"/>
    </style:style>
    <style:style style:name="T1" style:family="text">
      <style:text-properties officeooo:rsid="0016666a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6cb4b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16cb4b"/>
    </style:style>
    <style:style style:name="T6" style:family="text">
      <style:text-properties officeooo:rsid="0018c0f6"/>
    </style:style>
    <style:style style:name="T7" style:family="text">
      <style:text-properties officeooo:rsid="0019f00a"/>
    </style:style>
    <style:style style:name="T8" style:family="text">
      <style:text-properties officeooo:rsid="001bf4e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 da biblioteca <text:span text:style-name="T6">da Facultade</text:span></text:p>
      <text:p text:style-name="P1"/>
      <text:list xml:id="list1509216818" text:style-name="L1">
        <text:list-item>
          <text:p text:style-name="P2"><text:span text:style-name="T1">Actores:</text:span></text:p>
        </text:list-item>
      </text:list>
      <text:p text:style-name="P1"/>
      <text:p text:style-name="P3">Estudiante<text:span text:style-name="T2">: no interactúa directamente con el sistema de la biblioteca</text:span></text:p>
      <text:p text:style-name="P1"/>
      <text:p text:style-name="P1">Bibliotecario:</text:p>
      <text:p text:style-name="P1"/>
      <text:p text:style-name="P1"><text:span text:style-name="T4">Inventario</text:span>: <text:span text:style-name="T3">En este caso no</text:span></text:p>
      <text:p text:style-name="P1"/>
      <text:p text:style-name="P3">Profesor<text:span text:style-name="T2">: igual que estudiante</text:span></text:p>
      <text:p text:style-name="P1"/>
      <text:p text:style-name="P1"><text:span text:style-name="T4">Externo</text:span>: <text:span text:style-name="T3">No se acepta este actor</text:span></text:p>
      <text:p text:style-name="P1"/>
      <text:p text:style-name="P1"><text:span text:style-name="T4">Mobiliari</text:span><text:span text:style-name="T5">o</text:span>:</text:p>
      <text:p text:style-name="P1"/>
      <text:p text:style-name="P1"><text:span text:style-name="T4">Edificio</text:span>: <text:span text:style-name="T3">No es esto exactamente, sería la Base de Datos</text:span></text:p>
      <text:p text:style-name="P1"/>
      <text:p text:style-name="P1"><text:span text:style-name="T4">Personal-Limpieza</text:span>: <text:span text:style-name="T3">No interactúa con el sistema</text:span></text:p>
      <text:p text:style-name="P1"/>
      <text:p text:style-name="P1">Proveedor:</text:p>
      <text:p text:style-name="P1"/>
      <text:p text:style-name="P1">Auxiliar-Biblioteca:</text:p>
      <text:p text:style-name="P1"/>
      <text:p text:style-name="P4">Estudiante,Profesor→Usuario interno</text:p>
      <text:p text:style-name="P4"/>
      <text:p text:style-name="P4">Base de Datos: Se emplea para consultar los libros</text:p>
      <text:p text:style-name="P9">Casos de Uso:</text:p>
      <text:p text:style-name="P5"/>
      <text:list xml:id="list1021224903" text:style-name="L2">
        <text:list-item>
          <text:p text:style-name="P6">Un caso de Uso solo puede ser iniciado por un único actor</text:p>
        </text:list-item>
        <text:list-item>
          <text:p text:style-name="P7">Un caso de Uso puede interactuar con varios actores</text:p>
        </text:list-item>
        <text:list-item>
          <text:p text:style-name="P7"><text:span text:style-name="T7">El comportamiento opcional del Extend debe ser ejecutado por un actor, no el sistema</text:span></text:p>
        </text:list-item>
      </text:list>
      <text:p text:style-name="P10"/>
      <text:p text:style-name="P10">Errores con el Modelo de Casos de Uso:</text:p>
      <text:p text:style-name="P10"><text:tab/>Utilizar el prototipo para enumerar puntos de extension en lugar del Diagrama de Casos de Uso</text:p>
      <text:p text:style-name="P10"><text:tab/>Poner en la precondición algo que <text:span text:style-name="T8">ya ha sido necesario para poder acceder al caso de uso</text:span></text:p>
      <text:p text:style-name="P10"/>
      <text:p text:style-name="P10"/>
      <text:p text:style-name="P10"/>
      <text:p text:style-name="P10"/>
      <text:p text:style-name="P8"><text:span text:style-name="T7">Extend: comportamiento opcional externo al caso de uso base (Por ejemplo: sentencias condicionale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7T10:59:01.507000000</meta:creation-date>
    <dc:date>2023-02-27T12:13:24.480000000</dc:date>
    <meta:editing-duration>PT5M53S</meta:editing-duration>
    <meta:editing-cycles>1</meta:editing-cycles>
    <meta:document-statistic meta:table-count="0" meta:image-count="0" meta:object-count="0" meta:page-count="2" meta:paragraph-count="22" meta:word-count="158" meta:character-count="970" meta:non-whitespace-character-count="836"/>
    <meta:generator>LibreOffice/7.2.1.2$Windows_X86_64 LibreOffice_project/87b77fad49947c1441b67c559c339af8f3517e22</meta:generator>
  </office:meta>
</office:document-meta>
</file>